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4.65cm"/>
    </style:style>
    <style:style style:name="gr3"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paragraph-properties fo:text-align="end"/>
    </style:style>
    <style:style style:name="P4" style:family="paragraph">
      <style:paragraph-properties fo:text-align="end"/>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8" draw:id="id8" draw:layer="layout" svg:width="5.4cm" svg:height="2.7cm" svg:x="15cm" svg:y="1.3cm">
          <text:p text:style-name="P1">GroundStation</text:p>
          <draw:enhanced-geometry svg:viewBox="0 0 21600 21600" draw:type="rectangle" draw:enhanced-path="M 0 0 L 21600 0 21600 21600 0 21600 0 0 Z N"/>
        </draw:custom-shape>
        <draw:custom-shape draw:style-name="gr1" draw:text-style-name="P1" xml:id="id4" draw:id="id4" draw:layer="layout" svg:width="4.238cm" svg:height="2.7cm" svg:x="1.9cm" svg:y="5.4cm">
          <text:p text:style-name="P1">UI</text:p>
          <text:p text:style-name="P1"><text:span text:style-name="T1">Creates and runs the</text:span></text:p>
          <text:p text:style-name="P1"><text:span text:style-name="T1">entire graphical user</text:span></text:p>
          <text:p text:style-name="P1"><text:span text:style-name="T1">interface</text:span></text:p>
          <draw:enhanced-geometry svg:viewBox="0 0 21600 21600" draw:type="rectangle" draw:enhanced-path="M 0 0 L 21600 0 21600 21600 0 21600 0 0 Z N"/>
        </draw:custom-shape>
        <draw:custom-shape draw:style-name="gr1" draw:text-style-name="P1" xml:id="id6" draw:id="id6" draw:layer="layout" svg:width="4.238cm" svg:height="2.7cm" svg:x="6.461cm" svg:y="5.4cm">
          <text:p text:style-name="P1">Watcher</text:p>
          <text:p text:style-name="P1"><text:span text:style-name="T1">Monitors a folder for</text:span></text:p>
          <text:p text:style-name="P1"><text:span text:style-name="T1">new image and info</text:span></text:p>
          <text:p text:style-name="P1"><text:span text:style-name="T1">files. Creates Image</text:span></text:p>
          <text:p text:style-name="P1"><text:span text:style-name="T1">Instances.</text:span></text:p>
          <draw:enhanced-geometry svg:viewBox="0 0 21600 21600" draw:type="rectangle" draw:enhanced-path="M 0 0 L 21600 0 21600 21600 0 21600 0 0 Z N"/>
        </draw:custom-shape>
        <draw:custom-shape draw:style-name="gr1" draw:text-style-name="P1" xml:id="id5" draw:id="id5" draw:layer="layout" svg:width="4.238cm" svg:height="2.7cm" svg:x="11.021cm" svg:y="5.4cm">
          <text:p text:style-name="P1"><text:span text:style-name="T2">ExportManager</text:span></text:p>
          <text:p text:style-name="P1"><text:span text:style-name="T1">Provides a list of</text:span></text:p>
          <text:p text:style-name="P1"><text:span text:style-name="T1">export options and</text:span></text:p>
          <text:p text:style-name="P1"><text:span text:style-name="T1">performs the export</text:span></text:p>
          <text:p text:style-name="P1"><text:span text:style-name="T1">when selected.</text:span></text:p>
          <draw:enhanced-geometry svg:viewBox="0 0 21600 21600" draw:type="rectangle" draw:enhanced-path="M 0 0 L 21600 0 21600 21600 0 21600 0 0 Z N"/>
        </draw:custom-shape>
        <draw:custom-shape draw:style-name="gr1" draw:text-style-name="P1" xml:id="id9" draw:id="id9" draw:layer="layout" svg:width="4.238cm" svg:height="2.7cm" svg:x="15.582cm" svg:y="5.4cm">
          <text:p text:style-name="P1">UAV</text:p>
          <text:p text:style-name="P1"><text:span text:style-name="T1">Communicates with</text:span></text:p>
          <text:p text:style-name="P1"><text:span text:style-name="T1">the onboard imaging</text:span></text:p>
          <text:p text:style-name="P1"><text:span text:style-name="T1">software.</text:span></text:p>
          <draw:enhanced-geometry svg:viewBox="0 0 21600 21600" draw:mirror-horizontal="false" draw:mirror-vertical="false" draw:type="rectangle" draw:enhanced-path="M 0 0 L 21600 0 21600 21600 0 21600 0 0 Z N"/>
        </draw:custom-shape>
        <draw:custom-shape draw:style-name="gr1" draw:text-style-name="P1" xml:id="id7" draw:id="id7" draw:layer="layout" svg:width="4.238cm" svg:height="2.7cm" svg:x="20.143cm" svg:y="5.4cm">
          <text:p text:style-name="P1">Stations</text:p>
          <text:p text:style-name="P1"><text:span text:style-name="T1">Provides multi-operator</text:span></text:p>
          <text:p text:style-name="P1"><text:span text:style-name="T1">support: syncing of</text:span></text:p>
          <text:p text:style-name="P1"><text:span text:style-name="T1">feature and images</text:span></text:p>
          <text:p text:style-name="P1"><text:span text:style-name="T1">with other processes.</text:span></text:p>
          <draw:enhanced-geometry svg:viewBox="0 0 21600 21600" draw:type="rectangle" draw:enhanced-path="M 0 0 L 21600 0 21600 21600 0 21600 0 0 Z N"/>
        </draw:custom-shape>
        <draw:custom-shape draw:style-name="gr1" draw:text-style-name="P2" xml:id="id10" draw:id="id10" draw:layer="layout" svg:width="4.238cm" svg:height="2.7cm" svg:x="24.703cm" svg:y="5.4cm">
          <text:p text:style-name="P2"><text:span text:style-name="T2">ImageReplicator</text:span></text:p>
          <text:p text:style-name="P2"><text:span text:style-name="T1">Helps Stations replicate</text:span></text:p>
          <text:p text:style-name="P2"><text:span text:style-name="T1">images: provides an</text:span></text:p>
          <text:p text:style-name="P2"><text:span text:style-name="T1">HTTP server for other</text:span></text:p>
          <text:p text:style-name="P2"><text:span text:style-name="T1">processes to fetch them.</text:span></text:p>
          <draw:enhanced-geometry svg:viewBox="0 0 21600 21600" draw:type="rectangle" draw:enhanced-path="M 0 0 L 21600 0 21600 21600 0 21600 0 0 Z N"/>
        </draw:custom-shape>
        <draw:custom-shape draw:style-name="gr1" draw:text-style-name="P1" xml:id="id11" draw:id="id11" draw:layer="layout" svg:width="4.238cm" svg:height="2.7cm" svg:x="29.262cm" svg:y="5.4cm">
          <text:p text:style-name="P1">settings</text:p>
          <text:p text:style-name="P1"><text:span text:style-name="T1">Provides a dictionary of</text:span></text:p>
          <text:p text:style-name="P1"><text:span text:style-name="T1">settings. Loads and</text:span></text:p>
          <text:p text:style-name="P1"><text:span text:style-name="T1">saves user changes to</text:span></text:p>
          <text:p text:style-name="P1"><text:span text:style-name="T1">a file on disk.</text:span></text:p>
          <draw:enhanced-geometry svg:viewBox="0 0 21600 21600" draw:type="rectangle" draw:enhanced-path="M 0 0 L 21600 0 21600 21600 0 21600 0 0 Z N"/>
        </draw:custom-shape>
        <draw:custom-shape draw:style-name="gr1" draw:text-style-name="P1" xml:id="id3" draw:id="id3" draw:layer="layout" svg:width="4.238cm" svg:height="2.7cm" svg:x="9.662cm" svg:y="10.2cm">
          <text:p text:style-name="P1">features</text:p>
          <text:p text:style-name="P1"><text:span text:style-name="T1">Models for different</text:span></text:p>
          <text:p text:style-name="P1"><text:span text:style-name="T1">kinds of things</text:span></text:p>
          <text:p text:style-name="P1"><text:span text:style-name="T1">observed in images.</text:span></text:p>
          <draw:enhanced-geometry svg:viewBox="0 0 21600 21600" draw:mirror-horizontal="false" draw:mirror-vertical="false" draw:type="rectangle" draw:enhanced-path="M 0 0 L 21600 0 21600 21600 0 21600 0 0 Z N"/>
        </draw:custom-shape>
        <draw:custom-shape draw:style-name="gr1" draw:text-style-name="P1" xml:id="id1" draw:id="id1" draw:layer="layout" svg:width="4.238cm" svg:height="2.7cm" svg:x="10.6cm" svg:y="16.6cm">
          <text:p text:style-name="P1">geo</text:p>
          <text:p text:style-name="P1"><text:span text:style-name="T1">Provides geometry</text:span></text:p>
          <text:p text:style-name="P1"><text:span text:style-name="T1">calculations for positions</text:span></text:p>
          <text:p text:style-name="P1"><text:span text:style-name="T1">on and around the earth.</text:span></text:p>
          <draw:enhanced-geometry svg:viewBox="0 0 21600 21600" draw:mirror-horizontal="false" draw:mirror-vertical="false" draw:type="rectangle" draw:enhanced-path="M 0 0 L 21600 0 21600 21600 0 21600 0 0 Z N"/>
        </draw:custom-shape>
        <draw:custom-shape draw:style-name="gr1" draw:text-style-name="P1" xml:id="id2" draw:id="id2" draw:layer="layout" svg:width="4.238cm" svg:height="2.7cm" svg:x="4.924cm" svg:y="10.2cm">
          <text:p text:style-name="P1">Image</text:p>
          <text:p text:style-name="P1"><text:span text:style-name="T1">Describes a picture</text:span></text:p>
          <text:p text:style-name="P1"><text:span text:style-name="T1">taken from the aircraft</text:span></text:p>
          <text:p text:style-name="P1"><text:span text:style-name="T1">and the associated</text:span></text:p>
          <text:p text:style-name="P1"><text:span text:style-name="T1">metadata.</text:span></text:p>
          <draw:enhanced-geometry svg:viewBox="0 0 21600 21600" draw:mirror-horizontal="false" draw:mirror-vertical="false" draw:type="rectangle" draw:enhanced-path="M 0 0 L 21600 0 21600 21600 0 21600 0 0 Z N"/>
        </draw:custom-shape>
        <draw:frame draw:style-name="gr2" draw:text-style-name="P4" draw:layer="layout" svg:width="14.4cm" svg:height="5.939cm" svg:x="20.2cm" svg:y="14.6cm">
          <draw:text-box>
            <text:p text:style-name="P3">This diagram shows what code (Class, module, etc...) knows about what other code. Lines point from the code that's known about to the code that knows. To keep things organized and avoid a complicated architecture, the number of lines should be kept to a minimum. In particular, there should ideally be only one path of knowledge between two pieces of code.</text:p>
          </draw:text-box>
        </draw:frame>
        <draw:connector draw:style-name="gr3" draw:text-style-name="P1" draw:layer="layout" draw:type="line" svg:x1="12.719cm" svg:y1="16.6cm" svg:x2="7.043cm" svg:y2="12.9cm" draw:start-shape="id1" draw:start-glue-point="0" draw:end-shape="id2" draw:end-glue-point="2" svg:d="M12719 16600l-5676-3700" svg:viewBox="0 0 5677 3701">
          <text:p/>
        </draw:connector>
        <draw:connector draw:style-name="gr3" draw:text-style-name="P1" draw:layer="layout" draw:type="line" svg:x1="12.719cm" svg:y1="16.6cm" svg:x2="11.781cm" svg:y2="12.9cm" draw:start-shape="id1" draw:start-glue-point="0" draw:end-shape="id3" draw:end-glue-point="2" svg:d="M12719 16600l-938-3700" svg:viewBox="0 0 939 3701">
          <text:p/>
        </draw:connector>
        <draw:connector draw:style-name="gr3" draw:text-style-name="P1" draw:layer="layout" draw:type="line" svg:x1="12.719cm" svg:y1="16.6cm" svg:x2="4.019cm" svg:y2="8.1cm" draw:start-shape="id1" draw:start-glue-point="0" draw:end-shape="id4" draw:end-glue-point="2" svg:d="M12719 16600l-8700-8500" svg:viewBox="0 0 8701 8501">
          <text:p/>
        </draw:connector>
        <draw:connector draw:style-name="gr3" draw:text-style-name="P1" draw:layer="layout" draw:type="line" svg:x1="12.719cm" svg:y1="16.6cm" svg:x2="13.14cm" svg:y2="8.1cm" draw:start-shape="id1" draw:start-glue-point="0" draw:end-shape="id5" draw:end-glue-point="2" svg:d="M12719 16600l421-8500" svg:viewBox="0 0 422 8501">
          <text:p/>
        </draw:connector>
        <draw:connector draw:style-name="gr3" draw:text-style-name="P1" draw:layer="layout" draw:type="line" svg:x1="7.043cm" svg:y1="10.2cm" svg:x2="4.019cm" svg:y2="8.1cm" draw:start-shape="id2" draw:start-glue-point="0" draw:end-shape="id4" draw:end-glue-point="2" svg:d="M7043 10200l-3024-2100" svg:viewBox="0 0 3025 2101">
          <text:p/>
        </draw:connector>
        <draw:connector draw:style-name="gr3" draw:text-style-name="P1" draw:layer="layout" draw:type="line" svg:x1="7.043cm" svg:y1="10.2cm" svg:x2="8.58cm" svg:y2="8.1cm" draw:start-shape="id2" draw:start-glue-point="0" draw:end-shape="id6" draw:end-glue-point="2" svg:d="M7043 10200l1537-2100" svg:viewBox="0 0 1538 2101">
          <text:p/>
        </draw:connector>
        <draw:connector draw:style-name="gr3" draw:text-style-name="P1" draw:layer="layout" draw:type="line" svg:x1="7.043cm" svg:y1="10.2cm" svg:x2="13.14cm" svg:y2="8.1cm" draw:start-shape="id2" draw:start-glue-point="0" draw:end-shape="id5" draw:end-glue-point="2" svg:d="M7043 10200l6097-2100" svg:viewBox="0 0 6098 2101">
          <text:p/>
        </draw:connector>
        <draw:connector draw:style-name="gr3" draw:text-style-name="P1" draw:layer="layout" draw:type="line" svg:x1="11.781cm" svg:y1="10.2cm" svg:x2="13.14cm" svg:y2="8.1cm" draw:start-shape="id3" draw:start-glue-point="0" draw:end-shape="id5" draw:end-glue-point="2" svg:d="M11781 10200l1359-2100" svg:viewBox="0 0 1360 2101">
          <text:p/>
        </draw:connector>
        <draw:connector draw:style-name="gr3" draw:text-style-name="P1" draw:layer="layout" draw:type="line" svg:x1="11.781cm" svg:y1="10.2cm" svg:x2="22.262cm" svg:y2="8.1cm" draw:start-shape="id3" draw:start-glue-point="0" draw:end-shape="id7" draw:end-glue-point="2" svg:d="M11781 10200l10481-2100" svg:viewBox="0 0 10482 2101">
          <text:p/>
        </draw:connector>
        <draw:connector draw:style-name="gr3" draw:text-style-name="P1" draw:layer="layout" draw:type="line" svg:x1="4.019cm" svg:y1="5.4cm" svg:x2="17.7cm" svg:y2="4cm" draw:start-shape="id4" draw:start-glue-point="0" draw:end-shape="id8" draw:end-glue-point="2" svg:d="M4019 5400l13681-1400" svg:viewBox="0 0 13682 1401">
          <text:p/>
        </draw:connector>
        <draw:connector draw:style-name="gr3" draw:text-style-name="P1" draw:layer="layout" draw:type="line" svg:x1="17.701cm" svg:y1="5.4cm" svg:x2="17.7cm" svg:y2="4cm" draw:start-shape="id9" draw:start-glue-point="0" draw:end-shape="id8" draw:end-glue-point="2" svg:d="M17701 5400l-1-1400" svg:viewBox="0 0 2 1401">
          <text:p/>
        </draw:connector>
        <draw:connector draw:style-name="gr3" draw:text-style-name="P1" draw:layer="layout" draw:type="line" svg:x1="13.14cm" svg:y1="5.4cm" svg:x2="17.7cm" svg:y2="4cm" draw:start-shape="id5" draw:start-glue-point="0" draw:end-shape="id8" draw:end-glue-point="2" svg:d="M13140 5400l4560-1400" svg:viewBox="0 0 4561 1401">
          <text:p/>
        </draw:connector>
        <draw:connector draw:style-name="gr3" draw:text-style-name="P1" draw:layer="layout" draw:type="line" svg:x1="22.262cm" svg:y1="5.4cm" svg:x2="17.7cm" svg:y2="4cm" draw:start-shape="id7" draw:start-glue-point="0" draw:end-shape="id8" draw:end-glue-point="2" svg:d="M22262 5400l-4562-1400" svg:viewBox="0 0 4563 1401">
          <text:p/>
        </draw:connector>
        <draw:connector draw:style-name="gr3" draw:text-style-name="P1" draw:layer="layout" draw:type="line" svg:x1="26.822cm" svg:y1="5.4cm" svg:x2="17.7cm" svg:y2="4cm" draw:start-shape="id10" draw:start-glue-point="0" draw:end-shape="id8" draw:end-glue-point="2" svg:d="M26822 5400l-9122-1400" svg:viewBox="0 0 9123 1401">
          <text:p/>
        </draw:connector>
        <draw:connector draw:style-name="gr3" draw:text-style-name="P1" draw:layer="layout" draw:type="line" svg:x1="31.381cm" svg:y1="5.4cm" svg:x2="17.7cm" svg:y2="4cm" draw:start-shape="id11" draw:start-glue-point="0" draw:end-shape="id8" draw:end-glue-point="2" svg:d="M31381 5400l-13681-1400" svg:viewBox="0 0 13682 1401">
          <text:p/>
        </draw:connector>
        <draw:connector draw:style-name="gr3" draw:text-style-name="P1" draw:layer="layout" draw:type="line" svg:x1="8.58cm" svg:y1="5.4cm" svg:x2="17.7cm" svg:y2="4cm" draw:start-shape="id6" draw:start-glue-point="0" draw:end-shape="id8" draw:end-glue-point="2" svg:d="M8580 5400l9120-1400" svg:viewBox="0 0 9121 14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06T22:26:57.617545419</meta:creation-date>
    <dc:date>2016-08-07T01:08:27.507829341</dc:date>
    <meta:editing-duration>PT2H31M19S</meta:editing-duration>
    <meta:editing-cycles>15</meta:editing-cycles>
    <meta:generator>LibreOffice/4.2.8.2$Linux_x86 LibreOffice_project/420m0$Build-2</meta:generator>
    <meta:document-statistic meta:object-count="28"/>
  </office:meta>
</office:document-meta>
</file>